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10 Pitch" svg:font-family="'Courier 10 Pitch', Courier, monospace"/>
    <style:font-face style:name="Georgia" svg:font-family="Georgia, 'Bitstream Charter', serif"/>
    <style:font-face style:name="Helvetica Neue" svg:font-family="'Helvetica Neue', Arial, Helvetica, 'Nimbus Sans L', sans-serif"/>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style:line-height-at-least="0.25in" fo:text-indent="0in" style:auto-text-indent="false" fo:background-color="transparent" fo:padding="0in" fo:border="none">
        <style:background-image/>
      </style:paragraph-properties>
    </style:style>
    <style:style style:name="P2" style:family="paragraph" style:parent-style-name="Text_20_body" style:list-style-name="L2">
      <style:paragraph-properties fo:margin-left="0in" fo:margin-right="0in" fo:margin-top="0in" fo:margin-bottom="0in" style:contextual-spacing="false" style:line-height-at-least="0.25in" fo:text-indent="0in" style:auto-text-indent="false" fo:background-color="transparent" fo:padding="0in" fo:border="none">
        <style:background-image/>
      </style:paragraph-properties>
    </style:style>
    <style:style style:name="P3" style:family="paragraph" style:parent-style-name="Text_20_body" style:list-style-name="L3">
      <style:paragraph-properties fo:margin-left="0in" fo:margin-right="0in" fo:margin-top="0in" fo:margin-bottom="0in" style:contextual-spacing="false" style:line-height-at-least="0.25in" fo:text-indent="0in" style:auto-text-indent="false" fo:background-color="transparent" fo:padding="0in" fo:border="none">
        <style:background-image/>
      </style:paragraph-properties>
    </style:style>
    <style:style style:name="P4" style:family="paragraph" style:parent-style-name="Text_20_body" style:list-style-name="L1">
      <style:paragraph-properties fo:margin-left="0in" fo:margin-right="0in" fo:margin-top="0in" fo:margin-bottom="0in" style:contextual-spacing="false" style:line-height-at-least="0.25in" fo:text-indent="0in" style:auto-text-indent="false" fo:background-color="transparent" fo:padding="0in" fo:border="none">
        <style:background-image/>
      </style:paragraph-properties>
      <style:text-properties fo:font-variant="normal" fo:text-transform="none" fo:color="#333333" style:font-name="Georgia" fo:font-size="12pt" fo:letter-spacing="normal" fo:font-style="normal" fo:font-weight="normal" fo:background-color="#ffffff"/>
    </style:style>
    <style:style style:name="P5" style:family="paragraph" style:parent-style-name="Text_20_body">
      <style:paragraph-properties fo:margin-left="0in" fo:margin-right="0in" style:line-height-at-least="0.25in" fo:text-indent="0in" style:auto-text-indent="false" fo:padding="0in" fo:border="none"/>
    </style:style>
    <style:style style:name="P6" style:family="paragraph" style:parent-style-name="Text_20_body">
      <style:paragraph-properties fo:margin-left="0in" fo:margin-right="0in" fo:margin-top="0in" fo:margin-bottom="0.25in" style:contextual-spacing="false" style:line-height-at-least="0.25in" fo:text-indent="0in" style:auto-text-indent="false" fo:background-color="transparent" fo:padding="0in" fo:border="none">
        <style:background-image/>
      </style:paragraph-properties>
      <style:text-properties fo:font-variant="normal" fo:text-transform="none" fo:color="#333333" style:font-name="Georgia" fo:font-size="12pt" fo:letter-spacing="normal" fo:font-style="normal" fo:font-weight="normal" fo:background-color="#ffffff"/>
    </style:style>
    <style:style style:name="P7" style:family="paragraph" style:parent-style-name="Text_20_body">
      <style:paragraph-properties fo:margin-left="0in" fo:margin-right="0in" fo:margin-top="0in" fo:margin-bottom="0.25in" style:contextual-spacing="false" style:line-height-at-least="0.25in" fo:text-indent="0in" style:auto-text-indent="false" fo:background-color="transparent" fo:padding="0in" fo:border="none">
        <style:background-image/>
      </style:paragraph-properties>
      <style:text-properties fo:font-variant="normal" fo:text-transform="none" fo:color="#333333" style:font-name="Georgia" fo:font-size="12pt" fo:letter-spacing="normal" fo:font-style="normal" fo:font-weight="normal" officeooo:rsid="000ec032" officeooo:paragraph-rsid="000ec032" fo:background-color="#ffffff"/>
    </style:style>
    <style:style style:name="P8" style:family="paragraph" style:parent-style-name="Preformatted_20_Text">
      <style:paragraph-properties fo:margin-left="0in" fo:margin-right="0in" fo:margin-top="0in" fo:margin-bottom="0.25in" style:contextual-spacing="false" style:line-height-at-least="0.2189in" fo:text-indent="0in" style:auto-text-indent="false" fo:background-color="#f7f7f7" fo:padding="0in" fo:border="none">
        <style:background-image/>
      </style:paragraph-properties>
      <style:text-properties fo:font-variant="normal" fo:text-transform="none" fo:color="#222222" style:font-name="Courier 10 Pitch" fo:font-size="11.25pt" fo:letter-spacing="normal" fo:font-style="normal" fo:font-weight="normal" fo:background-color="#ffffff"/>
    </style:style>
    <style:style style:name="P9" style:family="paragraph" style:parent-style-name="Preformatted_20_Text">
      <style:paragraph-properties fo:margin-top="0in" fo:margin-bottom="0.25in" style:contextual-spacing="false" style:line-height-at-least="0.2189in" fo:background-color="#f7f7f7" fo:padding="0in" fo:border="none">
        <style:background-image/>
      </style:paragraph-properties>
    </style:style>
    <style:style style:name="P10" style:family="paragraph" style:parent-style-name="Preformatted_20_Text">
      <style:paragraph-properties fo:margin-top="0in" fo:margin-bottom="0.25in" style:contextual-spacing="false" style:line-height-at-least="0.2189in" fo:background-color="#f7f7f7" fo:padding="0in" fo:border="none">
        <style:background-image/>
      </style:paragraph-properties>
      <style:text-properties fo:font-variant="normal" fo:text-transform="none" fo:color="#222222" style:font-name="Courier 10 Pitch" fo:font-size="11.25pt" fo:letter-spacing="normal" fo:font-style="normal" fo:font-weight="normal" fo:background-color="#ffffff"/>
    </style:style>
    <style:style style:name="T1" style:family="text">
      <style:text-properties fo:font-variant="normal" fo:text-transform="none" fo:color="#000000" style:text-line-through-style="none" style:font-name="Helvetica Neue" fo:font-size="15.75pt" fo:letter-spacing="normal" fo:font-style="normal" style:text-underline-style="none" fo:font-weight="bold" style:text-blinking="false" fo:background-color="transparent"/>
    </style:style>
    <style:style style:name="T2" style:family="text">
      <style:text-properties fo:font-variant="normal" fo:text-transform="none" fo:color="#777777" style:font-name="Helvetica Neue" fo:font-size="9pt" fo:letter-spacing="normal" fo:font-style="normal" fo:font-weight="normal" fo:background-color="#ffffff"/>
    </style:style>
    <style:style style:name="T3" style:family="text">
      <style:text-properties fo:font-variant="normal" fo:text-transform="none" fo:color="#777777" style:font-name="Helvetica Neue" fo:font-size="9pt" fo:letter-spacing="normal" fo:font-style="normal" fo:font-weight="normal" fo:background-color="transparent"/>
    </style:style>
    <style:style style:name="T4" style:family="text">
      <style:text-properties fo:font-variant="normal" fo:text-transform="none" fo:color="#333333" style:font-name="Georgia" fo:font-size="12pt" fo:letter-spacing="normal" fo:font-style="normal" fo:font-weight="bold" fo:background-color="transparent"/>
    </style:style>
    <style:style style:name="T5" style:family="text">
      <style:text-properties fo:font-variant="normal" fo:text-transform="none" fo:color="#333333" style:font-name="Georgia" fo:font-size="12pt" fo:letter-spacing="normal" fo:font-style="normal" fo:font-weight="normal" fo:background-color="#ffffff"/>
    </style:style>
    <style:style style:name="T6" style:family="text">
      <style:text-properties fo:font-variant="normal" fo:text-transform="none" fo:color="#333333" style:font-name="Georgia" fo:font-size="12pt" fo:letter-spacing="normal" fo:font-style="normal" fo:font-weight="normal" fo:background-color="transparent"/>
    </style:style>
    <style:style style:name="T7" style:family="text">
      <style:text-properties fo:font-variant="normal" fo:text-transform="none" fo:color="#333333" fo:letter-spacing="normal" fo:background-color="#ffffff"/>
    </style:style>
    <style:style style:name="T8" style:family="text">
      <style:text-properties fo:font-variant="normal" fo:text-transform="none" fo:color="#743399" style:font-name="Georgia" fo:font-size="12pt" fo:letter-spacing="normal" fo:font-style="normal" fo:font-weight="normal" fo:background-color="transparent"/>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a xlink:type="simple" xlink:href="http://techazzist.wordpress.com/2012/01/01/creating-a-simple-ruby-on-rails-application-using-devise/"><text:span text:style-name="T1">Creating a simple Ruby on Rails application using Devise</text:span></text:a></text:h>
      <text:p text:style-name="P5"><text:span text:style-name="T3">Posted on</text:span><text:span text:style-name="T2"> </text:span><text:a xlink:type="simple" xlink:href="http://techazzist.wordpress.com/2012/01/01/creating-a-simple-ruby-on-rails-application-using-devise/"><text:span text:style-name="T3">January 1, 2012</text:span></text:a><text:span text:style-name="T2"> </text:span><text:span text:style-name="T3">by </text:span><text:a xlink:type="simple" xlink:href="http://techazzist.wordpress.com/author/sreeharikmarar/">sreeharikmarar</text:a></text:p>
      <text:p text:style-name="P6">If you have heard about rails and not yet experienced the power or features that , only rails can give !  this tutorial will help you to create a Simple Ruby on Rails application without worrying too much about the syntax or working of Ruby on Rails.</text:p>
      <text:p text:style-name="P6">Here in this tutorial we will create a database backed simple Rails community website application, so that all members can register and sign-in to the website.</text:p>
      <text:p text:style-name="P1"><text:span text:style-name="Strong_20_Emphasis"><text:span text:style-name="T4">About Rails :</text:span></text:span></text:p>
      <text:p text:style-name="P6">Rails is a web development frame work written in ruby language,which has a general MVC     ( Model, View, Controller ) architecture.Using a Rails framework will make everything effortless for the developers,who wants to build a powerful/fast application with a less set of code and rails will also help them to achieve more than any other framework can provide.</text:p>
      <text:p text:style-name="P1"><text:span text:style-name="Strong_20_Emphasis"><text:span text:style-name="T4">About Devise :</text:span></text:span></text:p>
      <text:p text:style-name="P6">Simply Devise is a flexible authentication solution for Rails based on Warden. It:</text:p>
      <text:list xml:id="list7717935746279042680" text:style-name="L1">
        <text:list-item>
          <text:p text:style-name="P4">Is Rack based.</text:p>
        </text:list-item>
        <text:list-item>
          <text:p text:style-name="P4">Is a complete MVC solution based on Rails engines.</text:p>
        </text:list-item>
        <text:list-item>
          <text:p text:style-name="P4">Allows you to have multiple roles (or models/scopes) signed in at the same time.</text:p>
        </text:list-item>
        <text:list-item>
          <text:p text:style-name="P4">Is based on a modularity concept: use just what you really need.</text:p>
        </text:list-item>
      </text:list>
      <text:p text:style-name="P1"><text:span text:style-name="Strong_20_Emphasis"><text:span text:style-name="T4">Lets start coding:</text:span></text:span></text:p>
      <text:p text:style-name="P6">We are going to create a simple rails community website with the help of devise,Before wr entering to our application you should have to gone through the basics of devise.please refer the following link if you want to learn more about devise and rails.</text:p>
      <text:list xml:id="list6266047547215930402" text:style-name="L2">
        <text:list-item>
          <text:p text:style-name="P2"><text:a xlink:type="simple" xlink:href="http://railsforzombies.org/"><text:span text:style-name="T8">http://railsforzombies.org/</text:span></text:a><text:span text:style-name="T5"> (one of the best tutorial session for Rails beginners )</text:span></text:p>
        </text:list-item>
        <text:list-item>
          <text:p text:style-name="P2"><text:a xlink:type="simple" xlink:href="https://github.com/plataformatec/devise"><text:span text:style-name="T8">https://github.com/plataformatec/devise</text:span></text:a></text:p>
        </text:list-item>
        <text:list-item>
          <text:p text:style-name="P2"><text:a xlink:type="simple" xlink:href="http://guides.rubyonrails.org/"><text:span text:style-name="T8">http://guides.rubyonrails.org/</text:span></text:a></text:p>
        </text:list-item>
        <text:list-item>
          <text:p text:style-name="P2"><text:a xlink:type="simple" xlink:href="http://railscasts.com/episodes/310-getting-started-with-rails"><text:span text:style-name="T8">http://railscasts.com/episodes/310-getting-started-with-rails</text:span></text:a></text:p>
        </text:list-item>
      </text:list>
      <text:p text:style-name="P1"><text:span text:style-name="Strong_20_Emphasis"><text:span text:style-name="T4">Installation :</text:span></text:span></text:p>
      <text:p text:style-name="P6">I am using ubuntu 11.04, if you are using ubuntu you can follow the below link <text:soft-page-break/>to install rails in your system.You can also install rails in windows or mac as well.</text:p>
      <text:list xml:id="list126969349117262921" text:style-name="L3">
        <text:list-item>
          <text:p text:style-name="P3"><text:span text:style-name="T7"> </text:span><text:a xlink:type="simple" xlink:href="http://stuffingabout.blogspot.com/2011/04/installing-rails-3-on-ubuntu-1104.html"><text:span text:style-name="T8">http://stuffingabout.blogspot.com/2011/04/installing-rails-3-on-ubuntu-1104.html</text:span></text:a></text:p>
        </text:list-item>
      </text:list>
      <text:p text:style-name="P1"><text:span text:style-name="Strong_20_Emphasis"><text:span text:style-name="T4">Creating your application :</text:span></text:span></text:p>
      <text:p text:style-name="P6">Once you have installed every dependencies,you can start creating your first application in rails.</text:p>
      <text:p text:style-name="P1"><text:span text:style-name="T5">Use </text:span><text:span text:style-name="Strong_20_Emphasis"><text:span text:style-name="T6">“</text:span></text:span><text:span text:style-name="Strong_20_Emphasis"><text:span text:style-name="T4">rails new” </text:span></text:span><text:span text:style-name="T5">command to create your application in rails,here we are going to create an application named rails-club.rails</text:span></text:p>
      <text:p text:style-name="P8">$ rails new rails-club</text:p>
      <text:p text:style-name="P9"/>
      <text:p text:style-name="P10">$ cd rails-club</text:p>
      <text:p text:style-name="P6">once you run the above command in your system, you can see that rails has generated so many files and folders inside your rails-club directory.</text:p>
      <text:p text:style-name="P1"><text:span text:style-name="Strong_20_Emphasis"><text:span text:style-name="T4">Editing the Gemfile :</text:span></text:span></text:p>
      <text:p text:style-name="P6">We are going to create this application by using a devise, i have already told you that this is a database backed application.If you are using mysql as your database system then you have to edit your ‘Gemfile’ inside your rails-club directory and add the following line to your ‘Gemfile’.</text:p>
      <text:p text:style-name="P8">$ gem 'mysql2', '0.3.6'</text:p>
      <text:p text:style-name="P1"><text:span text:style-name="T5">Once you have edited the Gemfile,please go through the files and directories the rails has generated,there is file called </text:span><text:span text:style-name="Strong_20_Emphasis"><text:span text:style-name="T6">“</text:span></text:span><text:span text:style-name="Strong_20_Emphasis"><text:span text:style-name="T4">database.yml “</text:span></text:span><text:span text:style-name="T5"> in your </text:span><text:span text:style-name="Strong_20_Emphasis"><text:span text:style-name="T6">“</text:span></text:span><text:span text:style-name="Strong_20_Emphasis"><text:span text:style-name="T4">config”</text:span></text:span><text:span text:style-name="T5"> directory.Change the</text:span><text:span text:style-name="Strong_20_Emphasis"><text:span text:style-name="T4">adapter</text:span></text:span><text:span text:style-name="T5"> to </text:span><text:span text:style-name="Strong_20_Emphasis"><text:span text:style-name="T4">mysql2,</text:span></text:span><text:span text:style-name="T5">and then specify your database,username and password . My “</text:span><text:span text:style-name="Strong_20_Emphasis"><text:span text:style-name="T4">database.yml”</text:span></text:span><text:span text:style-name="T5"> file contains the following data.</text:span></text:p>
      <text:p text:style-name="P1"><text:span text:style-name="Strong_20_Emphasis"><text:span text:style-name="T4">Filepath : config/database.yml</text:span></text:span></text:p>
      <text:p text:style-name="P8">development:</text:p>
      <text:p text:style-name="P10">adapter: mysql2</text:p>
      <text:p text:style-name="P10">encoding: utf8</text:p>
      <text:p text:style-name="P10">reconnect: false</text:p>
      <text:p text:style-name="P10"><text:soft-page-break/>database: mydb</text:p>
      <text:p text:style-name="P10">pool: 5</text:p>
      <text:p text:style-name="P10">username: root</text:p>
      <text:p text:style-name="P10">password: asdfgh</text:p>
      <text:p text:style-name="P9"/>
      <text:p text:style-name="P10">production:</text:p>
      <text:p text:style-name="P10">adapter: mysql2</text:p>
      <text:p text:style-name="P10">encoding: utf8</text:p>
      <text:p text:style-name="P10">reconnect: false</text:p>
      <text:p text:style-name="P10">database: mydb</text:p>
      <text:p text:style-name="P10">pool: 5</text:p>
      <text:p text:style-name="P10">username: root</text:p>
      <text:p text:style-name="P10">password: asdfgh</text:p>
      <text:p text:style-name="P10">socket: /var/run/mysqld/mysqld.sock</text:p>
      <text:p text:style-name="P9"/>
      <text:p text:style-name="P10">test:</text:p>
      <text:p text:style-name="P10">adapter: mysql2</text:p>
      <text:p text:style-name="P10">encoding: utf8</text:p>
      <text:p text:style-name="P10">reconnect: false</text:p>
      <text:p text:style-name="P10">database: mydb_testing</text:p>
      <text:p text:style-name="P10">pool: 5</text:p>
      <text:p text:style-name="P10">username: root</text:p>
      <text:p text:style-name="P10"><text:soft-page-break/>password: asdfgh</text:p>
      <text:p text:style-name="P10">socket: /var/run/mysqld/mysqld.sock</text:p>
      <text:p text:style-name="P6">Once you have done all the changes then run the “bundle install” command. This command tells “bundler”, a library used by Rails, to fetch and install all the libraries it needs.</text:p>
      <text:p text:style-name="P8">$ bundle install</text:p>
      <text:p text:style-name="P1"><text:span text:style-name="Strong_20_Emphasis"><text:span text:style-name="T4">Installing Devise :</text:span></text:span></text:p>
      <text:p text:style-name="P6">You can use the latest Rails 3 gem with the latest Devise gem, to install the Devise run the following command.</text:p>
      <text:p text:style-name="P8">$ gem install devise</text:p>
      <text:p text:style-name="P6">After you have installed Devise, you should have to specify the Devise gem to your Gemfile.</text:p>
      <text:p text:style-name="P8">$ gem 'devise'</text:p>
      <text:p text:style-name="P6">After that you need to run the generator by using the command below.</text:p>
      <text:p text:style-name="P8">$ rails generate devise:install</text:p>
      <text:p text:style-name="P6">The generator will install an initializer which describes ALL Devise’s configuration options and you MUST take a look at it. When you are done, you are ready to add Devise to any of your models using the generator.</text:p>
      <text:p text:style-name="P1"><text:span text:style-name="Strong_20_Emphasis"><text:span text:style-name="T4">Creating Models :</text:span></text:span></text:p>
      <text:p text:style-name="P1"><text:span text:style-name="T5">Here in this application we mainly needs 2 models,one is </text:span><text:span text:style-name="Strong_20_Emphasis"><text:span text:style-name="T4">member</text:span></text:span><text:span text:style-name="T5"> model and the other one is</text:span><text:span text:style-name="Strong_20_Emphasis"><text:span text:style-name="T6"> </text:span></text:span><text:span text:style-name="Strong_20_Emphasis"><text:span text:style-name="T4">contact</text:span></text:span><text:span text:style-name="T5"> model,the Member model should contain the member name, email, password, password confirmation etc.So now we are going to create our</text:span><text:span text:style-name="Strong_20_Emphasis"><text:span text:style-name="T6"> </text:span></text:span><text:span text:style-name="Strong_20_Emphasis"><text:span text:style-name="T4">member</text:span></text:span><text:span text:style-name="T5"> model using devise.</text:span></text:p>
      <text:p text:style-name="P8">$ rails generate devise member</text:p>
      <text:p text:style-name="P1"><text:span text:style-name="T5">This will create a model member and configure it with default Devise modules.And will also create some more files in your directory. The migration file will located in db/migrate/devise_create_members.rb.After that you should have to run </text:span><text:span text:style-name="Strong_20_Emphasis"><text:span text:style-name="T4">db:migrate</text:span></text:span><text:span text:style-name="T5"> as the generator will have created a migration file.</text:span></text:p>
      <text:p text:style-name="P8">$ rake db:migrate</text:p>
      <text:p text:style-name="P9"><text:soft-page-break/></text:p>
      <text:p text:style-name="P10">== DeviseCreateMembers: migrating ============================================</text:p>
      <text:p text:style-name="P10">-- create_table(:members)</text:p>
      <text:p text:style-name="P10">-&gt; 0.2575s</text:p>
      <text:p text:style-name="P10">-- add_index(:members, :email, {:unique=&gt;true})</text:p>
      <text:p text:style-name="P10">-&gt; 0.3146s</text:p>
      <text:p text:style-name="P10">-- add_index(:members, :reset_password_token, {:unique=&gt;true})</text:p>
      <text:p text:style-name="P10">-&gt; 0.4259s</text:p>
      <text:p text:style-name="P10">== DeviseCreateMembers: migrated (0.9986s) ===================================</text:p>
      <text:p text:style-name="P6">Once you run the db:migrate command,rails will create a table called members with the following field that the Devise specified in the migration file.Check the tables has created successfully.</text:p>
      <text:p text:style-name="P1"><text:span text:style-name="T5">Now we have successfully generated our model.Just run the server by typing “</text:span><text:span text:style-name="Strong_20_Emphasis"><text:span text:style-name="T4">rails server”</text:span></text:span><text:span text:style-name="T5">.</text:span></text:p>
      <text:p text:style-name="P8">$ rails server</text:p>
      <text:p text:style-name="P9"/>
      <text:p text:style-name="P10">=&gt; Booting WEBrick</text:p>
      <text:p text:style-name="P10">=&gt; Rails 3.1.3 application starting in development on http://0.0.0.0:3000</text:p>
      <text:p text:style-name="P10">=&gt; Call with -d to detach</text:p>
      <text:p text:style-name="P10">=&gt; Ctrl-C to shutdown server</text:p>
      <text:p text:style-name="P10">[2012-01-01 16:40:49] INFO WEBrick 1.3.1</text:p>
      <text:p text:style-name="P10">[2012-01-01 16:40:49] INFO ruby 1.9.2 (2011-07-09) [i686-linux]</text:p>
      <text:p text:style-name="P10"><text:soft-page-break/>[2012-01-01 16:40:49] INFO WEBrick::HTTPServer#start: pid=5268 port=3000</text:p>
      <text:p text:style-name="P1"><text:span text:style-name="T5">copy and past the address </text:span><text:a xlink:type="simple" xlink:href="http://0.0.0.0:3000/"><text:span text:style-name="T8">http://0.0.0.0:3000/</text:span></text:a><text:span text:style-name="T5"> to your browser search bar,you can see the rails home page .then you also try the following one. The Devise’s magic is comes here.</text:span></text:p>
      <text:p text:style-name="P1"><text:a xlink:type="simple" xlink:href="http://0.0.0.0:3000/members/sign_up"><text:span text:style-name="T8">http://0.0.0.0:3000/members/sign_up</text:span></text:a></text:p>
      <text:p text:style-name="P1"><text:a xlink:type="simple" xlink:href="http://0.0.0.0:3000/members/sign_in"><text:span text:style-name="T8">http://0.0.0.0:3000/members/sign_in</text:span></text:a></text:p>
      <text:p text:style-name="P6">Here you could see that devise has generated the sign-up and sign-in forms for you.</text:p>
      <text:p text:style-name="P6">Here the sign-up form contains only 3 fields email,password &amp; password confirmation,No we have to add the username to the sign-up form.</text:p>
      <text:p text:style-name="P6">run the following command to add the username field to members migration.</text:p>
      <text:p text:style-name="P8">rails generate migration add_username_to_members username:string</text:p>
      <text:p text:style-name="P6">This command will generate another migration file in your “db/migrate” directory.</text:p>
      <text:p text:style-name="P1"><text:span text:style-name="T5">And then again you have to run the “</text:span><text:span text:style-name="Strong_20_Emphasis"><text:span text:style-name="T4">db:migrate” </text:span></text:span><text:span text:style-name="T5">command.Then only the field will add to the members table.</text:span></text:p>
      <text:p text:style-name="P8">$ rake db:migrate</text:p>
      <text:p text:style-name="P9"/>
      <text:p text:style-name="P10">== AddUsernameTomembers: migrating =======================================</text:p>
      <text:p text:style-name="P10">-- add_column(:members, :username, :string)</text:p>
      <text:p text:style-name="P10">-&gt; 0.3149s</text:p>
      <text:p text:style-name="P10">== AddUsernameTomembers: migrated (0.3151s) ==============================</text:p>
      <text:p text:style-name="P6">Now you check the members table,username field will be added to it.</text:p>
      <text:p text:style-name="P1"><text:span text:style-name="Strong_20_Emphasis"><text:span text:style-name="T4">Creating Views :</text:span></text:span></text:p>
      <text:p text:style-name="P1"><text:span text:style-name="T5">Once you have done this you have to generate the </text:span><text:span text:style-name="Strong_20_Emphasis"><text:span text:style-name="T4">Devise views,</text:span></text:span><text:span text:style-name="T5">then only we </text:span><text:soft-page-break/><text:span text:style-name="T5">can edit the sign-up form and add the username field to the form.</text:span></text:p>
      <text:p text:style-name="P8">$ rails generate devise:views</text:p>
      <text:p text:style-name="P1"><text:span text:style-name="T5">Once you run this command the devise will generate the whole view files for the members.check</text:span><text:span text:style-name="Strong_20_Emphasis"><text:span text:style-name="T6"> “</text:span></text:span><text:span text:style-name="Strong_20_Emphasis"><text:span text:style-name="T4">app/views/devise” ,</text:span></text:span><text:span text:style-name="T5">you could see the whole form structure for sign-in,sign-up,forgot password etc.</text:span></text:p>
      <text:p text:style-name="P1"><text:span text:style-name="T5">Then edit the form for sign-up and add the username field to it.Go to</text:span><text:span text:style-name="Strong_20_Emphasis"><text:span text:style-name="T6">“</text:span></text:span><text:span text:style-name="Strong_20_Emphasis"><text:span text:style-name="T4">app/views/devise/registration/new.html.erb”</text:span></text:span><text:span text:style-name="T5"> and then edit the form like given below.</text:span></text:p>
      <text:p text:style-name="P8">&lt;h2&gt;Sign up&lt;/h2&gt;</text:p>
      <text:p text:style-name="P9"/>
      <text:p text:style-name="P10">&lt;%= form_for(resource, :as =&gt; resource_name, :url =&gt; registration_path(resource_name)) do |f| %&gt;</text:p>
      <text:p text:style-name="P10">&lt;%= devise_error_messages! %&gt;</text:p>
      <text:p text:style-name="P9"/>
      <text:p text:style-name="P10">&lt;div&gt;&lt;%= f.label :username %&gt;&lt;br /&gt;</text:p>
      <text:p text:style-name="P10">&lt;%= f.text_field :username %&gt;&lt;/div&gt;</text:p>
      <text:p text:style-name="P9"/>
      <text:p text:style-name="P10">&lt;div&gt;&lt;%= f.label :email %&gt;&lt;br /&gt;</text:p>
      <text:p text:style-name="P10">&lt;%= f.email_field :email %&gt;&lt;/div&gt;</text:p>
      <text:p text:style-name="P9"/>
      <text:p text:style-name="P10">&lt;div&gt;&lt;%= f.label :password %&gt;&lt;br /&gt;</text:p>
      <text:p text:style-name="P10">&lt;%= f.password_field :password %&gt;&lt;/div&gt;</text:p>
      <text:p text:style-name="P9"/>
      <text:p text:style-name="P10">&lt;div&gt;&lt;%= f.label :password_confirmation %&gt;&lt;br /&gt;</text:p>
      <text:p text:style-name="P10">&lt;%= f.password_field :password_confirmation %&gt;&lt;/div&gt;</text:p>
      <text:p text:style-name="P9"><text:soft-page-break/></text:p>
      <text:p text:style-name="P10">&lt;div&gt;&lt;%= f.submit "Sign up" %&gt;&lt;/div&gt;</text:p>
      <text:p text:style-name="P10">&lt;% end %&gt;</text:p>
      <text:p text:style-name="P9"/>
      <text:p text:style-name="P10">&lt;%= render :partial =&gt; "devise/shared/links" %&gt;</text:p>
      <text:p text:style-name="P6">Now check the sign-up form again you can see the username field in it.</text:p>
      <text:p text:style-name="P1"><text:span text:style-name="T5">Lets create our second model </text:span><text:span text:style-name="Strong_20_Emphasis"><text:span text:style-name="T4">Contact.</text:span></text:span><text:span text:style-name="T5">Here we doesn’t use devise generator ,in contact model we need only 2 fields, phone number, address.</text:span></text:p>
      <text:p text:style-name="P8">$ rails generate model contact</text:p>
      <text:p text:style-name="P6">Edit the migration file of contact and specify the 2 fields as shown below.</text:p>
      <text:p text:style-name="P8">class CreateContacts &lt; ActiveRecord::Migration</text:p>
      <text:p text:style-name="P10">def up</text:p>
      <text:p text:style-name="P10">create_table :contacts do |t|</text:p>
      <text:p text:style-name="P9"/>
      <text:p text:style-name="P10">t.string :mobile , :null =&gt; false, :default =&gt; “”</text:p>
      <text:p text:style-name="P10">t.string :address , :null =&gt; false, :default =&gt; “”</text:p>
      <text:p text:style-name="P9"/>
      <text:p text:style-name="P10">end</text:p>
      <text:p text:style-name="P9"/>
      <text:p text:style-name="P10">end</text:p>
      <text:p text:style-name="P9"/>
      <text:p text:style-name="P10">def down</text:p>
      <text:p text:style-name="P10"><text:soft-page-break/>drop_table :contacts</text:p>
      <text:p text:style-name="P9"/>
      <text:p text:style-name="P10">end</text:p>
      <text:p text:style-name="P10">end</text:p>
      <text:p text:style-name="P1"><text:span text:style-name="T5">After that run </text:span><text:span text:style-name="Strong_20_Emphasis"><text:span text:style-name="T4">db:migrate</text:span></text:span><text:span text:style-name="T5"> command to create a table contacts in our database.</text:span></text:p>
      <text:p text:style-name="P8">$ rake db:migrate</text:p>
      <text:p text:style-name="P9"/>
      <text:p text:style-name="P10">== CreateContacts: migrating =================================================</text:p>
      <text:p text:style-name="P9"/>
      <text:p text:style-name="P10">-- create_table(:contacts)</text:p>
      <text:p text:style-name="P10">-&gt; 0.2141s</text:p>
      <text:p text:style-name="P10">== CreateContacts: migrated (0.2142s) ========================================</text:p>
      <text:p text:style-name="P1"><text:span text:style-name="Strong_20_Emphasis"><text:span text:style-name="T4">Creating Controller :</text:span></text:span></text:p>
      <text:p text:style-name="P6">We haven’t created an home page yet,so now we are going to create a controller for that.</text:p>
      <text:p text:style-name="P8">$ rails generate controller home</text:p>
      <text:p text:style-name="P1"><text:span text:style-name="T5">And then create a new index file for home controller like </text:span><text:span text:style-name="Strong_20_Emphasis"><text:span text:style-name="T6">“</text:span></text:span><text:span text:style-name="Strong_20_Emphasis"><text:span text:style-name="T4">app/views/home/index.html.erb”</text:span></text:span><text:span text:style-name="T5"> and then add the following .</text:span></text:p>
      <text:p text:style-name="P8">&lt;% if member_signed_in? %&gt;</text:p>
      <text:p text:style-name="P9"/>
      <text:p text:style-name="P10">&lt;h3&gt;you have succesfully signed in&lt;/h3&gt;</text:p>
      <text:p text:style-name="P10">&lt;%= link_to "Sign Out", destroy_member_session_path, :method =&gt; :delete %&gt;</text:p>
      <text:p text:style-name="P9"><text:soft-page-break/></text:p>
      <text:p text:style-name="P10">&lt;% else %&gt;</text:p>
      <text:p text:style-name="P9"/>
      <text:p text:style-name="P10">&lt;h1&gt; welcom to rails community&lt;/h1&gt;</text:p>
      <text:p text:style-name="P10">&lt;%= link_to "Sign In", new_member_session_path, :method =&gt; :get %&gt;</text:p>
      <text:p text:style-name="P10">&lt;%= link_to "Sign up", new_member_registration_path, :method =&gt; :get %&gt;</text:p>
      <text:p text:style-name="P9"/>
      <text:p text:style-name="P10">&lt;% end %&gt;</text:p>
      <text:p text:style-name="P1"><text:span text:style-name="T5">Once you have done ,you have to remove the index page in public folder,and then you should have to reset the root path to </text:span><text:span text:style-name="Strong_20_Emphasis"><text:span text:style-name="T6">“</text:span></text:span><text:span text:style-name="Strong_20_Emphasis"><text:span text:style-name="T4">home#index”</text:span></text:span><text:span text:style-name="T5"> page.</text:span></text:p>
      <text:p text:style-name="P1"><text:span text:style-name="Strong_20_Emphasis"><text:span text:style-name="T4">app/config/routes.rb</text:span></text:span></text:p>
      <text:p text:style-name="P6">add the line</text:p>
      <text:p text:style-name="P8">root :to =&gt;'home#index'</text:p>
      <text:p text:style-name="P6">Now we have to override the devise controller ,then only we can call the objects from 2 models (contact,members),so now we are going to create a new controller called “registration”.</text:p>
      <text:p text:style-name="P8">$ rails generate controller registration</text:p>
      <text:p text:style-name="P1"><text:span text:style-name="T5">Open the controller file in “</text:span><text:span text:style-name="Strong_20_Emphasis"><text:span text:style-name="T4">app/controllers/registration_controller.rb”,</text:span></text:span><text:span text:style-name="T5">and then edit the file as shown below.</text:span></text:p>
      <text:p text:style-name="P1"><text:span text:style-name="Strong_20_Emphasis"><text:span text:style-name="T4">Filepath :</text:span></text:span><text:span text:style-name="T5"> </text:span><text:span text:style-name="Strong_20_Emphasis"><text:span text:style-name="T4">app/controllers/registration_controller.rb</text:span></text:span></text:p>
      <text:p text:style-name="P8">class RegistrationController &lt; Devise::RegistrationsController</text:p>
      <text:p text:style-name="P9"/>
      <text:p text:style-name="P10">def new</text:p>
      <text:p text:style-name="P9"/>
      <text:p text:style-name="P10">@member= Member.new</text:p>
      <text:p text:style-name="P10"><text:soft-page-break/>@contact = Contact.new</text:p>
      <text:p text:style-name="P10">end</text:p>
      <text:p text:style-name="P9"/>
      <text:p text:style-name="P10">def create</text:p>
      <text:p text:style-name="P9"/>
      <text:p text:style-name="P10">@member = Member.new</text:p>
      <text:p text:style-name="P10">@member.username = params[:member][:username]</text:p>
      <text:p text:style-name="P10">@member.email = params[:member][:email]</text:p>
      <text:p text:style-name="P10">@member.password = params[:member][:password]</text:p>
      <text:p text:style-name="P10">@member.password_confirmation =params[:member][:password_confirmation]</text:p>
      <text:p text:style-name="P9"/>
      <text:p text:style-name="P10">@contact = Contact.new</text:p>
      <text:p text:style-name="P10">@contact.mobile = params[:contact][:mobile]</text:p>
      <text:p text:style-name="P10">@contact.address = params[:contact][:address]</text:p>
      <text:p text:style-name="P10">@member.valid?</text:p>
      <text:p text:style-name="P10">if @member.errors.blank?</text:p>
      <text:p text:style-name="P9"/>
      <text:p text:style-name="P10">@member.save</text:p>
      <text:p text:style-name="P10">@contact.member = @member</text:p>
      <text:p text:style-name="P10">@contact.save</text:p>
      <text:p text:style-name="P10">redirect_to dashboard_path</text:p>
      <text:p text:style-name="P10">else</text:p>
      <text:p text:style-name="P10"><text:soft-page-break/>render :action =&gt; "new"</text:p>
      <text:p text:style-name="P10">end</text:p>
      <text:p text:style-name="P10">end</text:p>
      <text:p text:style-name="P9"/>
      <text:p text:style-name="P10">end</text:p>
      <text:p text:style-name="P1"><text:span text:style-name="T5">Once you have done the above step,we are going to create a view for our registration controller, create file called </text:span><text:span text:style-name="Strong_20_Emphasis"><text:span text:style-name="T6">“</text:span></text:span><text:span text:style-name="Strong_20_Emphasis"><text:span text:style-name="T4">new.html.erb”,</text:span></text:span><text:span text:style-name="T5">in your</text:span><text:span text:style-name="Strong_20_Emphasis"><text:span text:style-name="T6"> “</text:span></text:span><text:span text:style-name="Strong_20_Emphasis"><text:span text:style-name="T4">app/views/registration/” directory</text:span></text:span><text:span text:style-name="T5">and then add the following.</text:span></text:p>
      <text:p text:style-name="P1"><text:span text:style-name="Strong_20_Emphasis"><text:span text:style-name="T4">Filepath : app/views/registration/new.html.erb</text:span></text:span></text:p>
      <text:p text:style-name="P8">&lt;h2&gt;Sign up&lt;/h2&gt;</text:p>
      <text:p text:style-name="P9"/>
      <text:p text:style-name="P10">&lt;%= form_tag(member_registration_path,:method =&gt; 'post') %&gt;</text:p>
      <text:p text:style-name="P10">&lt;%= devise_error_messages! %&gt;</text:p>
      <text:p text:style-name="P10">&lt;table&gt;</text:p>
      <text:p text:style-name="P9"/>
      <text:p text:style-name="P10">&lt;tr&gt;</text:p>
      <text:p text:style-name="P10">&lt;td&gt;Username : &lt;/td&gt;</text:p>
      <text:p text:style-name="P10">&lt;td&gt;&lt;%=text_field_tag "member[username]",@member.username %&gt;&lt;/td&gt;</text:p>
      <text:p text:style-name="P10">&lt;/tr&gt;</text:p>
      <text:p text:style-name="P9"/>
      <text:p text:style-name="P10">&lt;tr&gt;</text:p>
      <text:p text:style-name="P10">&lt;td&gt;Email : &lt;/td&gt;</text:p>
      <text:p text:style-name="P10">&lt;td&gt;&lt;%=email_field_tag "member[email]",@member.email %&gt;&lt;/td&gt;</text:p>
      <text:p text:style-name="P10"><text:soft-page-break/>&lt;/tr&gt;</text:p>
      <text:p text:style-name="P9"/>
      <text:p text:style-name="P10">&lt;tr&gt;</text:p>
      <text:p text:style-name="P10">&lt;td&gt;Password : &lt;/td&gt;</text:p>
      <text:p text:style-name="P10">&lt;td&gt;&lt;%=password_field_tag "member[password]",@member.password %&gt;&lt;/td&gt;</text:p>
      <text:p text:style-name="P10">&lt;/tr&gt;</text:p>
      <text:p text:style-name="P9"/>
      <text:p text:style-name="P10">&lt;tr&gt;</text:p>
      <text:p text:style-name="P10">&lt;td&gt;Retype password : &lt;/td&gt;</text:p>
      <text:p text:style-name="P10">&lt;td&gt;&lt;%=password_field_tag "member[password_confirmation]",@member.password_confirmation %&gt;&lt;/td&gt;</text:p>
      <text:p text:style-name="P10">&lt;/tr&gt;</text:p>
      <text:p text:style-name="P9"/>
      <text:p text:style-name="P10">&lt;tr&gt;</text:p>
      <text:p text:style-name="P10">&lt;td&gt;Mobile : &lt;/td&gt;</text:p>
      <text:p text:style-name="P10">&lt;td&gt;&lt;%=text_field_tag "contact[mobile]" ,@contact.mobile %&gt;&lt;/td&gt;</text:p>
      <text:p text:style-name="P10">&lt;/tr&gt;</text:p>
      <text:p text:style-name="P9"/>
      <text:p text:style-name="P10">&lt;tr&gt;</text:p>
      <text:p text:style-name="P10">&lt;td&gt;Address : &lt;/td&gt;</text:p>
      <text:p text:style-name="P10">&lt;td&gt;&lt;%=text_area_tag "contact[address]" ,@contact.address ,:rows =&gt; 10, :cols =&gt; 25 %&gt;&lt;/td&gt;</text:p>
      <text:p text:style-name="P10">&lt;/tr&gt;</text:p>
      <text:p text:style-name="P9"><text:soft-page-break/></text:p>
      <text:p text:style-name="P10">&lt;tr&gt;</text:p>
      <text:p text:style-name="P10">&lt;td&gt;&lt;%= submit_tag nil, :class =&gt; "form_submit"%&gt;&lt;/td&gt;</text:p>
      <text:p text:style-name="P10">&lt;/tr&gt;</text:p>
      <text:p text:style-name="P10">&lt;/table&gt;</text:p>
      <text:p text:style-name="P10">&lt;br /&gt;</text:p>
      <text:p text:style-name="P10">&lt;%= render :partial =&gt; "devise/shared/links" %&gt;</text:p>
      <text:p text:style-name="P6">We have to mention the relationships between 2 models (member ,contact ).here the relationship will be as follows.</text:p>
      <text:p text:style-name="P1"><text:span text:style-name="Strong_20_Emphasis"><text:span text:style-name="T4">Filepath : app/models/member.rb</text:span></text:span></text:p>
      <text:p text:style-name="P8">class Member &lt; ActiveRecord::Base</text:p>
      <text:p text:style-name="P9"/>
      <text:p text:style-name="P10">devise :database_authenticatable, :registerable,</text:p>
      <text:p text:style-name="P10">:recoverable, :rememberable, :trackable, :validatable</text:p>
      <text:p text:style-name="P9"/>
      <text:p text:style-name="P10">attr_accessible :email, :password, :password_confirmation, :remember_me, :username</text:p>
      <text:p text:style-name="P10">has_one :contact</text:p>
      <text:p text:style-name="P10">end</text:p>
      <text:p text:style-name="P1"><text:span text:style-name="Strong_20_Emphasis"><text:span text:style-name="T4">Filepath : app/models/contact.rb</text:span></text:span></text:p>
      <text:p text:style-name="P8">class Contact &lt; ActiveRecord::Base</text:p>
      <text:p text:style-name="P10">belongs_to :member</text:p>
      <text:p text:style-name="P10">end</text:p>
      <text:p text:style-name="P6"><text:soft-page-break/>Now refer the registration controller file in app/controllers/registration,here after completing the registration &amp; the values that the member entered is stored in the table successfully ,i just redirected the member to the dashboard page.So we have to add that page to our home controller.</text:p>
      <text:p text:style-name="P1"><text:span text:style-name="Strong_20_Emphasis"><text:span text:style-name="T4">Filepath : app/views/home/dashboard.html.erb</text:span></text:span></text:p>
      <text:p text:style-name="P8">&lt;p&gt;hi welcome to Ruby community. you have successfully registered to your rails club account&lt;/p&gt;</text:p>
      <text:p text:style-name="P10">&lt;%= link_to "Sign out", destroy_member_session_path, :method =&gt; :delete %&gt;</text:p>
      <text:p text:style-name="P6">You have to specify this path in our routes.rb file</text:p>
      <text:p text:style-name="P1"><text:span text:style-name="Strong_20_Emphasis"><text:span text:style-name="T4">Filepath : app/config/routes.rb</text:span></text:span></text:p>
      <text:p text:style-name="P8">devise_for :members,:controllers =&gt; { :registrations =&gt;'registration'}</text:p>
      <text:p text:style-name="P10">match 'dashboard' =&gt; 'home#dashboard'</text:p>
      <text:p text:style-name="P1"><text:span text:style-name="Strong_20_Emphasis"><text:span text:style-name="T4">Conclusion :</text:span></text:span></text:p>
      <text:p text:style-name="P6">Finally  the application has almost done,so run the server and try our application in your machine whether everything working perfectly or not.This is just a skeleton of our application,we can add a lot more css to design our application to make everything looks perfect.</text:p>
      <text:p text:style-name="P6">I hope that this tutorial will help you to start experiencing on Ruby on Rails application.If you facing any problems when you start trying out this application on your working environment,feel free to shoot your questions or suggestions. If you wants to get the fullcode of this application,please refer.</text:p>
      <text:p text:style-name="P6"/>
      <text:p text:style-name="P6"/>
      <text:p text:style-name="P7">Link</text:p>
      <text:p text:style-name="P7">http://techazzist.wordpress.com/2012/01/01/creating-a-simple-ruby-on-rails-application-using-devis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Courier 10 Pitch" svg:font-family="'Courier 10 Pitch', Courier, monospace"/>
    <style:font-face style:name="Georgia" svg:font-family="Georgia, 'Bitstream Charter', serif"/>
    <style:font-face style:name="Helvetica Neue" svg:font-family="'Helvetica Neue', Arial, Helvetica, 'Nimbus Sans L', sans-serif"/>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ur </meta:initial-creator>
    <meta:creation-date>2014-01-30T17:47:17.342878267</meta:creation-date>
    <dc:date>2014-01-30T17:48:55.452897292</dc:date>
    <dc:creator>Nur </dc:creator>
    <meta:editing-duration>P0D</meta:editing-duration>
    <meta:editing-cycles>1</meta:editing-cycles>
    <meta:document-statistic meta:table-count="0" meta:image-count="0" meta:object-count="0" meta:page-count="15" meta:paragraph-count="252" meta:word-count="1878" meta:character-count="13431" meta:non-whitespace-character-count="11807"/>
    <meta:generator>LibreOffice/4.1.3.2$Linux_X86_64 LibreOffice_project/410m0$Build-2</meta:generator>
  </office:meta>
</office:document-meta>
</file>